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 style:list-style-name="L4">
      <style:text-properties fo:language="en" fo:country="US"/>
    </style:style>
    <style:style style:name="P3" style:family="paragraph" style:parent-style-name="Text_20_body" style:list-style-name="L8">
      <style:paragraph-properties fo:text-align="justify" style:justify-single-word="false"/>
    </style:style>
    <style:style style:name="P4" style:family="paragraph" style:parent-style-name="Text_20_body" style:list-style-name="L9">
      <style:paragraph-properties fo:text-align="justify" style:justify-single-word="false"/>
    </style:style>
    <style:style style:name="P5" style:family="paragraph" style:parent-style-name="Text_20_body" style:list-style-name="L13">
      <style:paragraph-properties fo:text-align="justify" style:justify-single-word="false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>
      <style:text-properties fo:font-weight="normal" style:font-weight-asian="normal" style:font-weight-complex="normal"/>
    </style:style>
    <style:style style:name="P19" style:family="paragraph" style:parent-style-name="Heading_20_2">
      <style:text-properties fo:language="en" fo:country="US"/>
    </style:style>
    <style:style style:name="P20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US use cases</text:p>
      <text:h text:style-name="P20" text:outline-level="1">invite subscriber</text:h>
      <text:h text:style-name="P19" text:outline-level="2">goal: a user A wants a user B to have access to its EHR and receive status updates for this EHR</text:h>
      <text:h text:style-name="Heading_20_2" text:outline-level="2">summary</text:h>
      <text:h text:style-name="Heading_20_2" text:outline-level="2">actors</text:h>
      <text:list text:style-name="L5">
        <text:list-item>
          <text:p text:style-name="P7">the user A which owns the EHR to publish, role: CP</text:p>
        </text:list-item>
      </text:list>
      <text:list text:style-name="L2">
        <text:list-item>
          <text:p>another user B, which is offered the subscription, role: subscriber</text:p>
        </text:list-item>
      </text:list>
      <text:h text:style-name="Heading_20_2" text:outline-level="2">happy path</text:h>
      <text:list text:style-name="L1">
        <text:list-item>
          <text:p>A gets to know the OID of B</text:p>
        </text:list-item>
        <text:list-item>
          <text:p>authentication of A: “A convinces B that he really is the person A, which is represented by sys<text:span text:style-name="T3">A</text:span>”</text:p>
        </text:list-item>
        <text:list-item>
          <text:p>authentication of B: “B convinces A that he really is the person B, which is represented by sys<text:span text:style-name="T3">B</text:span>”</text:p>
        </text:list-item>
        <text:list-item>
          <text:p>sys<text:span text:style-name="T3">A</text:span> sends a message to sys<text:span text:style-name="T3">B</text:span> which contains the subscription offer (display name of A, OID of A)</text:p>
        </text:list-item>
        <text:list-item>
          <text:p>sys<text:span text:style-name="T3">B</text:span> displays the subscription offer to B</text:p>
        </text:list-item>
        <text:list-item>
          <text:p>if B accepts the offer <text:span text:style-name="T4">sys</text:span><text:span text:style-name="T3">B</text:span><text:span text:style-name="T4"> sends an</text:span> acknowledgment message to sys<text:span text:style-name="T3">A</text:span></text:p>
        </text:list-item>
        <text:list-item>
          <text:p>=&gt; use case <text:span text:style-name="T2">establish connection</text:span></text:p>
        </text:list-item>
      </text:list>
      <text:h text:style-name="Heading_20_2" text:outline-level="2">alternative paths</text:h>
      <text:list text:style-name="L4">
        <text:list-item>
          <text:p text:style-name="P6">flow according to 1.-5. in happy path</text:p>
        </text:list-item>
        <text:list-item>
          <text:p text:style-name="P6">B rejects the subscription offer</text:p>
        </text:list-item>
        <text:list-item>
          <text:p text:style-name="P6">sys<text:span text:style-name="T3">B</text:span> sends a message to sys<text:span text:style-name="T3">A</text:span> informing A about the rejection</text:p>
        </text:list-item>
      </text:list>
      <text:h text:style-name="P20" text:outline-level="1">subscribe</text:h>
      <text:h text:style-name="P19" text:outline-level="2">goal: a user A wants to have access to a EHR of a user B and receive status updates for this EHR</text:h>
      <text:h text:style-name="Heading_20_2" text:outline-level="2">summary</text:h>
      <text:h text:style-name="Heading_20_2" text:outline-level="2">actors</text:h>
      <text:list text:style-name="L5">
        <text:list-item>
          <text:p text:style-name="P7">the user A which owns the EHR to publish, role: CP</text:p>
        </text:list-item>
      </text:list>
      <text:list text:style-name="L7">
        <text:list-item>
          <text:p text:style-name="P9">another user B, which requests a subscription on A's EHR, role: subscriber</text:p>
        </text:list-item>
      </text:list>
      <text:h text:style-name="Heading_20_2" text:outline-level="2">happy path</text:h>
      <text:list text:style-name="L8">
        <text:list-item>
          <text:p text:style-name="P10">B gets to know the OID of A</text:p>
        </text:list-item>
        <text:list-item>
          <text:p text:style-name="P10">authentication of B: “B convinces A that he really is the person B, which is represented by sys<text:span text:style-name="T3">B</text:span>”</text:p>
        </text:list-item>
        <text:list-item>
          <text:p text:style-name="P10"><text:soft-page-break/>authentication of A: “A convinces B that he really is the person A, which is represented by sys<text:span text:style-name="T3">A</text:span>”</text:p>
        </text:list-item>
        <text:list-item>
          <text:p text:style-name="P10">sys<text:span text:style-name="T3">B</text:span> sends a message to sys<text:span text:style-name="T3">A</text:span> which contains the subscription request (display name of B, OID of B, requested share set)</text:p>
        </text:list-item>
        <text:list-item>
          <text:p text:style-name="P10">sys<text:span text:style-name="T3">A</text:span> displays the subscription request to A</text:p>
        </text:list-item>
        <text:list-item>
          <text:p text:style-name="P10">A confirms the subscription request</text:p>
        </text:list-item>
        <text:list-item>
          <text:p text:style-name="P3">=&gt; use case <text:span text:style-name="T2">establish connection</text:span></text:p>
        </text:list-item>
      </text:list>
      <text:h text:style-name="Heading_20_2" text:outline-level="2">alternative paths</text:h>
      <text:list text:style-name="L4" text:continue-numbering="true">
        <text:list-item>
          <text:p text:style-name="P6">flow according to 1.-6. in happy path</text:p>
        </text:list-item>
        <text:list-item>
          <text:p text:style-name="P6">A rejects the subscription request</text:p>
        </text:list-item>
        <text:list-item>
          <text:p text:style-name="P6">a message is sent to sys<text:span text:style-name="T3">B</text:span> informing B about the rejection</text:p>
        </text:list-item>
      </text:list>
      <text:h text:style-name="P19" text:outline-level="2">notes</text:h>
      <text:list text:style-name="L4" text:continue-numbering="true">
        <text:list-header>
          <text:p text:style-name="P2"/>
        </text:list-header>
      </text:list>
      <text:h text:style-name="Heading_20_1" text:outline-level="1">establish subscription</text:h>
      <text:h text:style-name="P19" text:outline-level="2">goal: establish a subscription between a CP and a subscriber</text:h>
      <text:h text:style-name="Heading_20_2" text:outline-level="2">summary</text:h>
      <text:h text:style-name="Heading_20_2" text:outline-level="2">actors</text:h>
      <text:list text:style-name="L6">
        <text:list-item>
          <text:p text:style-name="P8">the user A, who shares its EHR, role: CP</text:p>
        </text:list-item>
        <text:list-item>
          <text:p text:style-name="P8">the user B, who subscribes to A's EHR, role: subscriber</text:p>
        </text:list-item>
      </text:list>
      <text:h text:style-name="Heading_20_2" text:outline-level="2">precondition</text:h>
      <text:p text:style-name="Text_20_body">both parties agreed to connect</text:p>
      <text:h text:style-name="Heading_20_2" text:outline-level="2">happy path</text:h>
      <text:list text:style-name="L3">
        <text:list-item>
          <text:p>sys<text:span text:style-name="T3">B</text:span> adds the OID of A to the DAB</text:p>
        </text:list-item>
        <text:list-item>
          <text:p>A choses a share set for B (maybe consider the share set, B requested)</text:p>
        </text:list-item>
        <text:list-item>
          <text:p>sys<text:span text:style-name="T3">A</text:span> stores that share set together with the OID of B to the subscriber list</text:p>
        </text:list-item>
        <text:list-item>
          <text:p>sys<text:span text:style-name="T3">A</text:span> and sys<text:span text:style-name="T3">B</text:span> agree on shared secret</text:p>
        </text:list-item>
        <text:list-item>
          <text:p>=&gt; use case <text:span text:style-name="T2">publish (only to B)</text:span></text:p>
        </text:list-item>
      </text:list>
      <text:h text:style-name="Heading_20_2" text:outline-level="2">alternative paths</text:h>
      <text:h text:style-name="P19" text:outline-level="2">notes</text:h>
      <text:p text:style-name="P1">a requested share set can exist. When A choses a share set, display him this requested share set</text:p>
      <text:p text:style-name="P1"/>
      <text:h text:style-name="Heading_20_1" text:outline-level="1"><text:soft-page-break/>publish</text:h>
      <text:h text:style-name="P19" text:outline-level="2">goal: user A wants all his subscribers to receive an update of his EHR</text:h>
      <text:h text:style-name="Heading_20_2" text:outline-level="2">summary</text:h>
      <text:h text:style-name="Heading_20_2" text:outline-level="2">actors</text:h>
      <text:list text:style-name="L11">
        <text:list-item>
          <text:p text:style-name="P13">the user A, who owns the EHR, role: CP</text:p>
        </text:list-item>
        <text:list-item>
          <text:p text:style-name="P13">all subscribers of this EHR</text:p>
        </text:list-item>
      </text:list>
      <text:h text:style-name="Heading_20_2" text:outline-level="2">happy path</text:h>
      <text:list text:style-name="L10">
        <text:list-item>
          <text:p text:style-name="P12">for each subscriber, sys<text:span text:style-name="T3">A</text:span> filters EHR of A by the share set, that belongs to subscriber B</text:p>
        </text:list-item>
        <text:list-item>
          <text:p text:style-name="P12">sys<text:span text:style-name="T3">A</text:span> sends filtered EHR to sys<text:span text:style-name="T3">B</text:span></text:p>
        </text:list-item>
        <text:list-item>
          <text:p text:style-name="P12">sys<text:span text:style-name="T3">B</text:span> overwrites the local copy of the EHR of A in the DAB</text:p>
        </text:list-item>
      </text:list>
      <text:h text:style-name="P19" text:outline-level="2">notes</text:h>
      <text:h text:style-name="P20" text:outline-level="1">delete subscribed profile</text:h>
      <text:h text:style-name="P19" text:outline-level="2">goal: a subscriber of a profile wants to remove this profile from his DAB</text:h>
      <text:h text:style-name="Heading_20_2" text:outline-level="2">summary</text:h>
      <text:h text:style-name="Heading_20_2" text:outline-level="2">actors</text:h>
      <text:list text:style-name="L12">
        <text:list-item>
          <text:p text:style-name="P14">primary actor: subscriber B, who wants to cancel a subscription</text:p>
        </text:list-item>
        <text:list-item>
          <text:p text:style-name="P14">secondary actor: owner of profile A, role CP</text:p>
        </text:list-item>
      </text:list>
      <text:h text:style-name="Heading_20_2" text:outline-level="2">happy path</text:h>
      <text:list text:style-name="L13">
        <text:list-item>
          <text:p text:style-name="P5">sys<text:span text:style-name="T3">B</text:span> sends cancel subscription request to sys<text:span text:style-name="T3">A</text:span></text:p>
        </text:list-item>
        <text:list-item>
          <text:p text:style-name="P15">sys<text:span text:style-name="T3">A</text:span> deletes B from his list of subscribers (OID of B, share set of B)</text:p>
        </text:list-item>
        <text:list-item>
          <text:p text:style-name="P15">sys<text:span text:style-name="T3">A </text:span><text:span text:style-name="T4">displays message to A about deletion</text:span></text:p>
        </text:list-item>
        <text:list-item>
          <text:p text:style-name="P15">sys<text:span text:style-name="T3">B</text:span> deletes the DAB entry of A (list entry, copy of EHR)</text:p>
        </text:list-item>
      </text:list>
      <text:h text:style-name="Heading_20_2" text:outline-level="2">alternative paths</text:h>
      <text:h text:style-name="Heading_20_2" text:outline-level="2">notes</text:h>
      <text:p text:style-name="P1">1.-3. can be done in parallel to 4.</text:p>
      <text:h text:style-name="P20" text:outline-level="1">cancel subscription</text:h>
      <text:h text:style-name="Heading_20_2" text:outline-level="2"><text:span text:style-name="T1">goal: the owner of a profile wants his copy to be removed from a subscriber and wants to prevent the subscriber from further access to his profile and update notifications</text:span></text:h>
      <text:h text:style-name="Heading_20_2" text:outline-level="2">actors</text:h>
      <text:list text:style-name="L12">
        <text:list-item>
          <text:p text:style-name="P14">primary actor: owner of profile A, role CP</text:p>
        </text:list-item>
        <text:list-item>
          <text:p text:style-name="P14">secondary actor: subscriber B of A's profile</text:p>
        </text:list-item>
      </text:list>
      <text:h text:style-name="Heading_20_2" text:outline-level="2"><text:soft-page-break/>happy path</text:h>
      <text:list text:style-name="L14">
        <text:list-item>
          <text:p text:style-name="P16">sys<text:span text:style-name="T3">A</text:span> sends “demand deletion”-request to sys<text:span text:style-name="T3">B</text:span></text:p>
        </text:list-item>
        <text:list-item>
          <text:p text:style-name="P16">sys<text:span text:style-name="T3">B</text:span> deletes the DAB entry of A (list entry, copy of EHR)</text:p>
        </text:list-item>
        <text:list-item>
          <text:p text:style-name="P16">sys<text:span text:style-name="T3">B</text:span><text:span text:style-name="T4"> notifies </text:span>B of this deletion</text:p>
        </text:list-item>
        <text:list-item>
          <text:p text:style-name="P16">sys<text:span text:style-name="T3">A</text:span> deletes B from his list of subscribers (list entry, share set of B)</text:p>
        </text:list-item>
      </text:list>
      <text:h text:style-name="Heading_20_2" text:outline-level="2">alternative paths</text:h>
      <text:h text:style-name="P19" text:outline-level="2">notes</text:h>
      <text:p text:style-name="P1">1.-3. can be done in parallel to 4.</text:p>
      <text:h text:style-name="P20" text:outline-level="1">close account</text:h>
      <text:h text:style-name="P19" text:outline-level="2">goal: a user A wants to close his DEUS account. He wants to remove all subscriptions in his DAB and remove all subscribers from his subscriber list</text:h>
      <text:h text:style-name="Heading_20_2" text:outline-level="2">summary</text:h>
      <text:h text:style-name="Heading_20_2" text:outline-level="2">actors</text:h>
      <text:list text:style-name="L15">
        <text:list-item>
          <text:p text:style-name="P17">primary actor: user A</text:p>
        </text:list-item>
        <text:list-item>
          <text:p text:style-name="P17">secondary actor: all subscribers of A's profile</text:p>
        </text:list-item>
        <text:list-item>
          <text:p text:style-name="P17">secondary actor: all CP's in the DAB of A</text:p>
        </text:list-item>
      </text:list>
      <text:h text:style-name="Heading_20_2" text:outline-level="2">happy path</text:h>
      <text:list text:style-name="L16">
        <text:list-item>
          <text:p>for all subscribers in the subscriber list of sys<text:span text:style-name="T3">A</text:span><text:span text:style-name="T4">: =&gt; use case </text:span><text:span text:style-name="T5">cancel subscription</text:span></text:p>
        </text:list-item>
        <text:list-item>
          <text:p text:style-name="P18"><text:span text:style-name="T4">for all CP's in the DAB of A: =&gt; use case </text:span><text:span text:style-name="T5">delete subscribed profile</text:span></text:p>
        </text:list-item>
      </text:list>
      <text:h text:style-name="Heading_20_2" text:outline-level="2">alternative paths</text:h>
      <text:h text:style-name="P19" text:outline-level="2">notes</text:h>
      <text:p text:style-name="P1"/>
      <text:p text:style-name="P1"/>
      <text:p text:style-name="P1"/>
      <text:p text:style-name="P1"/>
      <text:h text:style-name="P20" text:outline-level="1">use case name</text:h>
      <text:h text:style-name="P19" text:outline-level="2">goal: </text:h>
      <text:h text:style-name="Heading_20_2" text:outline-level="2">summary</text:h>
      <text:h text:style-name="Heading_20_2" text:outline-level="2">actors</text:h>
      <text:h text:style-name="Heading_20_2" text:outline-level="2">precondition</text:h>
      <text:h text:style-name="Heading_20_2" text:outline-level="2">happy path</text:h>
      <text:h text:style-name="Heading_20_2" text:outline-level="2">alternative paths</text:h>
      <text:h text:style-name="P19" text:outline-level="2">not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DE" style:letter-kerning="true" style:font-name-asian="Albany AMT1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left="1.499cm" fo:margin-right="0cm" fo:margin-top="0cm" fo:margin-bottom="0.212cm" fo:text-indent="0cm" style:auto-text-indent="false"/>
      <style:text-properties fo:language="en" fo:country="U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cm" fo:margin-bottom="0.21cm"/>
      <style:text-properties fo:font-size="115%" fo:language="en" fo:country="US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.199cm" fo:margin-bottom="0.101cm" fo:text-indent="0cm" style:auto-text-indent="false"/>
      <style:text-properties fo:font-size="11pt" fo:language="en" fo:country="US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margin-top="0.42cm" fo:margin-bottom="0cm"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Florian Neumann)</meta:initial-creator>
    <meta:creation-date>2008-12-17T10:35:10</meta:creation-date>
    <dc:creator>Florian Neumann)</dc:creator>
    <dc:date>2008-12-17T12:45:20</dc:date>
    <meta:editing-cycles>108</meta:editing-cycles>
    <meta:editing-duration>PT2H10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13" meta:word-count="803" meta:character-count="4332"/>
  </office:meta>
</office:document-meta>
</file>